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a95c"/>
    </style:style>
    <style:style style:name="P2" style:family="paragraph" style:parent-style-name="Standard">
      <style:text-properties officeooo:rsid="0001a95c" officeooo:paragraph-rsid="0001a95c"/>
    </style:style>
    <style:style style:name="P3" style:family="paragraph" style:parent-style-name="Standard">
      <style:text-properties officeooo:rsid="0002ffc9" officeooo:paragraph-rsid="0002ffc9"/>
    </style:style>
    <style:style style:name="P4" style:family="paragraph" style:parent-style-name="Standard">
      <style:text-properties officeooo:rsid="00043a08" officeooo:paragraph-rsid="00043a08"/>
    </style:style>
    <style:style style:name="P5" style:family="paragraph" style:parent-style-name="Standard">
      <style:text-properties officeooo:rsid="000574a9" officeooo:paragraph-rsid="000574a9"/>
    </style:style>
    <style:style style:name="P6" style:family="paragraph" style:parent-style-name="Standard">
      <style:text-properties officeooo:rsid="000605ef" officeooo:paragraph-rsid="000605ef"/>
    </style:style>
    <style:style style:name="T1" style:family="text">
      <style:text-properties officeooo:rsid="0001a9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nseur :</text:span></text:p>
      <text:p text:style-name="P1"/>
      <text:p text:style-name="Standard"><text:a xlink:type="simple" xlink:href="https://www.google.com/search?q=danseur&amp;rlz=1C1GCEA_enFR1031FR1031&amp;source=lnms&amp;tbm=isch&amp;sa=X&amp;ved=2ahUKEwjd29ex2vP7AhX-aqQEHUabBx0Q_AUoAXoECAIQAw&amp;biw=1920&amp;bih=969&amp;dpr=1" text:style-name="Internet_20_link" text:visited-style-name="Visited_20_Internet_20_Link">https://www.google.com/search?q=danseur&amp;rlz=1C1GCEA_enFR1031FR1031&amp;source=lnms&amp;tbm=isch&amp;sa=X&amp;ved=2ahUKEwjd29ex2vP7AhX-aqQEHUabBx0Q_AUoAXoECAIQAw&amp;biw=1920&amp;bih=969&amp;dpr=1</text:a></text:p>
      <text:p text:style-name="Standard"/>
      <text:p text:style-name="Standard">g<text:span text:style-name="T1">ym :</text:span></text:p>
      <text:p text:style-name="Standard"/>
      <text:p text:style-name="Standard"><text:a xlink:type="simple" xlink:href="https://www.google.com/search?q=gym&amp;tbm=isch&amp;tbs=rimg:CR0gAFNmTd03YYPpiqWtzU4EsgIMCgIIABAAOgQIARAA&amp;rlz=1C1GCEA_enFR1031FR1031&amp;hl=fr&amp;sa=X&amp;ved=0CBoQuIIBahcKEwjY6Z_H2vP7AhUAAAAAHQAAAAAQZA&amp;biw=1903&amp;bih=969#imgrc=FbLGhr-HDQVgtM&amp;imgdii=iJ3i94vOZf6FWM" text:style-name="Internet_20_link" text:visited-style-name="Visited_20_Internet_20_Link">https://www.google.com/search?q=gym&amp;tbm=isch&amp;tbs=rimg:CR0gAFNmTd03YYPpiqWtzU4EsgIMCgIIABAAOgQIARAA&amp;rlz=1C1GCEA_enFR1031FR1031&amp;hl=fr&amp;sa=X&amp;ved=0CBoQuIIBahcKEwjY6Z_H2vP7AhUAAAAAHQAAAAAQZA&amp;biw=1903&amp;bih=969#imgrc=FbLGhr-HDQVgtM&amp;imgdii=iJ3i94vOZf6FWM</text:a></text:p>
      <text:p text:style-name="Standard"/>
      <text:p text:style-name="P2">Lastman :</text:p>
      <text:p text:style-name="P2"/>
      <text:p text:style-name="P2"><text:a xlink:type="simple" xlink:href="https://www.google.com/search?q=lastman&amp;rlz=1C1GCEA_enFR1031FR1031&amp;source=lnms&amp;tbm=isch&amp;sa=X&amp;ved=2ahUKEwiS8Pb73PP7AhUraqQEHcozD_UQ_AUoAXoECAIQAw&amp;biw=1920&amp;bih=969&amp;dpr=1#imgrc=MYE-BYwVjYwPHM" text:style-name="Internet_20_link" text:visited-style-name="Visited_20_Internet_20_Link">https://www.google.com/search?q=lastman&amp;rlz=1C1GCEA_enFR1031FR1031&amp;source=lnms&amp;tbm=isch&amp;sa=X&amp;ved=2ahUKEwiS8Pb73PP7AhUraqQEHcozD_UQ_AUoAXoECAIQAw&amp;biw=1920&amp;bih=969&amp;dpr=1#imgrc=MYE-BYwVjYwPHM</text:a></text:p>
      <text:p text:style-name="P2"/>
      <text:p text:style-name="P3">Tornade Comics :</text:p>
      <text:p text:style-name="P3"/>
      <text:p text:style-name="P3"><text:a xlink:type="simple" xlink:href="https://www.google.com/search?q=tornade+comic&amp;tbm=isch&amp;ved=2ahUKEwiQjP-_3fP7AhUMaRoKHUyuDMsQ2-cCegQIABAA&amp;oq=tornade+comic&amp;gs_lcp=CgNpbWcQAzIFCAAQgAQyBggAEAUQHjIGCAAQCBAeMgYIABAIEB4yBggAEAgQHjoHCAAQsQMQQzoGCAAQBxAeOgQIABBDOggIABCABBCxAzoHCAAQgAQQGDoJCAAQgAQQChAYUNkLWI9HYM5IaABwAHgAgAFEiAHVBZIBAjE0mAEAoAEBqgELZ3dzLXdpei1pbWewAQDAAQE&amp;sclient=img&amp;ei=gO-WY5DME4zSaczcstgM&amp;bih=969&amp;biw=1920&amp;rlz=1C1GCEA_enFR1031FR1031#imgrc=LVZhkqe805Q57M" text:style-name="Internet_20_link" text:visited-style-name="Visited_20_Internet_20_Link">https://www.google.com/search?q=tornade+comic&amp;tbm=isch&amp;ved=2ahUKEwiQjP-_3fP7AhUMaRoKHUyuDMsQ2-cCegQIABAA&amp;oq=tornade+comic&amp;gs_lcp=CgNpbWcQAzIFCAAQgAQyBggAEAUQHjIGCAAQCBAeMgYIABAIEB4yBggAEAgQHjoHCAAQsQMQQzoGCAAQBxAeOgQIABBDOggIABCABBCxAzoHCAAQgAQQGDoJCAAQgAQQChAYUNkLWI9HYM5IaABwAHgAgAFEiAHVBZIBAjE0mAEAoAEBqgELZ3dzLXdpei1pbWewAQDAAQE&amp;sclient=img&amp;ei=gO-WY5DME4zSaczcstgM&amp;bih=969&amp;biw=1920&amp;rlz=1C1GCEA_enFR1031FR1031#imgrc=LVZhkqe805Q57M</text:a></text:p>
      <text:p text:style-name="P3"/>
      <text:p text:style-name="P4">Venom Comics :</text:p>
      <text:p text:style-name="P4"/>
      <text:p text:style-name="P4"><text:a xlink:type="simple" xlink:href="https://www.google.com/search?q=venom+comics&amp;rlz=1C1GCEA_enFR1031FR1031&amp;source=lnms&amp;tbm=isch&amp;sa=X&amp;sqi=2&amp;ved=2ahUKEwjWxpzx3_P7AhXXTaQEHbl1AxYQ_AUoAXoECAIQAw&amp;biw=1920&amp;bih=912&amp;dpr=1" text:style-name="Internet_20_link" text:visited-style-name="Visited_20_Internet_20_Link">https://www.google.com/search?q=venom+comics&amp;rlz=1C1GCEA_enFR1031FR1031&amp;source=lnms&amp;tbm=isch&amp;sa=X&amp;sqi=2&amp;ved=2ahUKEwjWxpzx3_P7AhXXTaQEHbl1AxYQ_AUoAXoECAIQAw&amp;biw=1920&amp;bih=912&amp;dpr=1</text:a></text:p>
      <text:p text:style-name="P4"/>
      <text:p text:style-name="P5">mouvement de musculation :</text:p>
      <text:p text:style-name="P5"/>
      <text:p text:style-name="P5"><text:a xlink:type="simple" xlink:href="https://www.google.com/search?q=mouvement%20de%20musculation&amp;tbm=isch&amp;tbs=rimg:Cf8uNTpZ-XYZYRnu5h7UZNZqsgIOCgIIABAAKAE6BAgBEAE&amp;rlz=1C1GCEA_enFR1031FR1031&amp;hl=fr&amp;sa=X&amp;ved=0CBkQuIIBahcKEwiYlMnv4PP7AhUAAAAAHQAAAAAQBg&amp;biw=1903&amp;bih=912#imgrc=Z76aZy0b1CIF4M" text:style-name="Internet_20_link" text:visited-style-name="Visited_20_Internet_20_Link">https://www.google.com/search?q=mouvement%20de%20musculation&amp;tbm=isch&amp;tbs=rimg:Cf8uNTpZ-XYZYRnu5h7UZNZqsgIOCgIIABAAKAE6BAgBEAE&amp;rlz=1C1GCEA_enFR1031FR1031&amp;hl=fr&amp;sa=X&amp;ved=0CBkQuIIBahcKEwiYlMnv4PP7AhUAAAAAHQAAAAAQBg&amp;biw=1903&amp;bih=912#imgrc=Z76aZy0b1CIF4M</text:a></text:p>
      <text:p text:style-name="P5"/>
      <text:p text:style-name="P6">power rangers :</text:p>
      <text:p text:style-name="P6"/>
      <text:p text:style-name="P6"><text:a xlink:type="simple" xlink:href="https://www.google.com/search?q=power+rangers&amp;rlz=1C1GCEA_enFR1031FR1031&amp;source=lnms&amp;tbm=isch&amp;sa=X&amp;sqi=2&amp;ved=2ahUKEwiRm7XK4_P7AhVBY6QEHc1fAwcQ_AUoAXoECAEQAw&amp;biw=1920&amp;bih=912&amp;dpr=1#imgrc=ICczADRvO_odsM" text:style-name="Internet_20_link" text:visited-style-name="Visited_20_Internet_20_Link">https://www.google.com/search?q=power+rangers&amp;rlz=1C1GCEA_enFR1031FR1031&amp;source=lnms&amp;tbm=isch&amp;sa=X&amp;sqi=2&amp;ved=2ahUKEwiRm7XK4_P7AhVBY6QEHc1fAwcQ_AUoAXoECAEQAw&amp;biw=1920&amp;bih=912&amp;dpr=1#imgrc=ICczADRvO_odsM</text:a></text:p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2T10:37:26.877000000</dc:date>
    <meta:editing-duration>PT23M58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14" meta:word-count="26" meta:character-count="1754" meta:non-whitespace-character-count="1742"/>
  </office:meta>
</office:document-meta>
</file>